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Bitstream Vera Sans" style:font-name-complex="Bitstream Vera 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>
            <draw:frame table:end-cell-address="Sheet1.K37" table:end-x="0.8713in" table:end-y="0.0189in" draw:z-index="0" draw:style-name="gr1" svg:width="9.7614in" svg:height="6.0406in" svg:x="0in" svg:y="0.0055in">
              <draw:object draw:notify-on-update-of-ranges="Sheet1.A8:Sheet1.A62 Sheet1.B7:Sheet1.B7 Sheet1.B8:Sheet1.B62 Sheet1.C7:Sheet1.C7 Sheet1.C8:Sheet1.C62 Sheet1.D7:Sheet1.D7 Sheet1.D8:Sheet1.D6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a^(x)-a^(2*x-b)-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office:value-type="string">
            <text:p>a=2; b=5</text:p>
          </table:table-cell>
          <table:table-cell office:value-type="string">
            <text:p>A=1.5; b=5</text:p>
          </table:table-cell>
          <table:table-cell office:value-type="string">
            <text:p>a=2; b=5.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POWER(2;[.A8])-POWER(2;(2*[.A8]-5))-1" office:value-type="float" office:value="0.0358766389426357">
            <table:detective>
              <table:operation table:name="trace-precedents" table:index="0"/>
              <table:operation table:name="remove-precedents" table:index="1"/>
            </table:detective>
            <text:p>0.04</text:p>
          </table:table-cell>
          <table:table-cell table:style-name="ce1" table:formula="of:=POWER(1.5;[.A8])-POWER(1.5;(2*[.A8]-5))-1" office:value-type="float" office:value="-0.101431353449262">
            <text:p>-0.1</text:p>
          </table:table-cell>
          <table:table-cell table:formula="of:=POWER(2;[.A8])-POWER(2;(2*[.A8]-5.5))-1" office:value-type="float" office:value="0.0463905751501608">
            <text:p>0.0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POWER(2;[.A9])-POWER(2;(2*[.A9]-5))-1" office:value-type="float" office:value="0.107463732785382">
            <text:p>0.11</text:p>
          </table:table-cell>
          <table:table-cell table:style-name="ce1" table:formula="of:=POWER(1.5;[.A9])-POWER(1.5;(2*[.A9]-5))-1" office:value-type="float" office:value="-0.0704028325915589">
            <text:p>-0.07</text:p>
          </table:table-cell>
          <table:table-cell table:formula="of:=POWER(2;[.A9])-POWER(2;(2*[.A9]-5.5))-1" office:value-type="float" office:value="0.11954107401151">
            <text:p>0.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POWER(2;[.A10])-POWER(2;(2*[.A10]-5))-1" office:value-type="float" office:value="0.183778270641466">
            <text:p>0.18</text:p>
          </table:table-cell>
          <table:table-cell table:style-name="ce1" table:formula="of:=POWER(1.5;[.A10])-POWER(1.5;(2*[.A10]-5))-1" office:value-type="float" office:value="-0.0386102004280223">
            <text:p>-0.04</text:p>
          </table:table-cell>
          <table:table-cell table:formula="of:=POWER(2;[.A10])-POWER(2;(2*[.A10]-5.5))-1" office:value-type="float" office:value="0.197651492640657">
            <text:p>0.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POWER(2;[.A11])-POWER(2;(2*[.A11]-5))-1" office:value-type="float" office:value="0.265098500566886">
            <text:p>0.27</text:p>
          </table:table-cell>
          <table:table-cell table:style-name="ce1" table:formula="of:=POWER(1.5;[.A11])-POWER(1.5;(2*[.A11]-5))-1" office:value-type="float" office:value="-0.00606575011369237">
            <text:p>-0.01</text:p>
          </table:table-cell>
          <table:table-cell table:formula="of:=POWER(2;[.A11])-POWER(2;(2*[.A11]-5.5))-1" office:value-type="float" office:value="0.281034647855866">
            <text:p>0.28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POWER(2;[.A12])-POWER(2;(2*[.A12]-5))-1" office:value-type="float" office:value="0.351713562373095">
            <text:p>0.35</text:p>
          </table:table-cell>
          <table:table-cell table:style-name="ce1" table:formula="of:=POWER(1.5;[.A12])-POWER(1.5;(2*[.A12]-5))-1" office:value-type="float" office:value="0.0272140071940581">
            <text:p>0.03</text:p>
          </table:table-cell>
          <table:table-cell table:formula="of:=POWER(2;[.A12])-POWER(2;(2*[.A12]-5.5))-1" office:value-type="float" office:value="0.370019388548936">
            <text:p>0.3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POWER(2;[.A13])-POWER(2;(2*[.A13]-5))-1" office:value-type="float" office:value="0.443922919323084">
            <text:p>0.44</text:p>
          </table:table-cell>
          <table:table-cell table:style-name="ce1" table:formula="of:=POWER(1.5;[.A13])-POWER(1.5;(2*[.A13]-5))-1" office:value-type="float" office:value="0.0612078544632826">
            <text:p>0.06</text:p>
          </table:table-cell>
          <table:table-cell table:formula="of:=POWER(2;[.A13])-POWER(2;(2*[.A13]-5.5))-1" office:value-type="float" office:value="0.464950791738133">
            <text:p>0.46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POWER(2;[.A14])-POWER(2;(2*[.A14]-5))-1" office:value-type="float" office:value="0.542035548289165">
            <text:p>0.54</text:p>
          </table:table-cell>
          <table:table-cell table:style-name="ce1" table:formula="of:=POWER(1.5;[.A14])-POWER(1.5;(2*[.A14]-5))-1" office:value-type="float" office:value="0.095889334259448">
            <text:p>0.1</text:p>
          </table:table-cell>
          <table:table-cell table:formula="of:=POWER(2;[.A14])-POWER(2;(2*[.A14]-5.5))-1" office:value-type="float" office:value="0.566190230741421">
            <text:p>0.57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POWER(2;[.A15])-POWER(2;(2*[.A15]-5))-1" office:value-type="float" office:value="0.646368841185348">
            <text:p>0.65</text:p>
          </table:table-cell>
          <table:table-cell table:style-name="ce1" table:formula="of:=POWER(1.5;[.A15])-POWER(1.5;(2*[.A15]-5))-1" office:value-type="float" office:value="0.131226163395275">
            <text:p>0.13</text:p>
          </table:table-cell>
          <table:table-cell table:formula="of:=POWER(2;[.A15])-POWER(2;(2*[.A15]-5.5))-1" office:value-type="float" office:value="0.67411528518373">
            <text:p>0.6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POWER(2;[.A16])-POWER(2;(2*[.A16]-5))-1" office:value-type="float" office:value="0.757247162661599">
            <text:p>0.76</text:p>
          </table:table-cell>
          <table:table-cell table:style-name="ce1" table:formula="of:=POWER(1.5;[.A16])-POWER(1.5;(2*[.A16]-5))-1" office:value-type="float" office:value="0.167179592230778">
            <text:p>0.17</text:p>
          </table:table-cell>
          <table:table-cell table:formula="of:=POWER(2;[.A16])-POWER(2;(2*[.A16]-5.5))-1" office:value-type="float" office:value="0.789119457239558">
            <text:p>0.7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POWER(2;[.A17])-POWER(2;(2*[.A17]-5))-1" office:value-type="float" office:value="0.875">
            <text:p>0.88</text:p>
          </table:table-cell>
          <table:table-cell table:style-name="ce1" table:formula="of:=POWER(1.5;[.A17])-POWER(1.5;(2*[.A17]-5))-1" office:value-type="float" office:value="0.203703703703704">
            <text:p>0.2</text:p>
          </table:table-cell>
          <table:table-cell table:formula="of:=POWER(2;[.A17])-POWER(2;(2*[.A17]-5.5))-1" office:value-type="float" office:value="0.911611652351681">
            <text:p>0.91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formula="of:=POWER(2;[.A18])-POWER(2;(2*[.A18]-5))-1" office:value-type="float" office:value="0.999959630697957">
            <text:p>1</text:p>
          </table:table-cell>
          <table:table-cell table:style-name="ce1" table:formula="of:=POWER(1.5;[.A18])-POWER(1.5;(2*[.A18]-5))-1" office:value-type="float" office:value="0.240744646744854">
            <text:p>0.24</text:p>
          </table:table-cell>
          <table:table-cell table:formula="of:=POWER(2;[.A18])-POWER(2;(2*[.A18]-5.5))-1" office:value-type="float" office:value="1.04201537552806">
            <text:p>1.04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formula="of:=POWER(2;[.A19])-POWER(2;(2*[.A19]-5))-1" office:value-type="float" office:value="1.13245822114746">
            <text:p>1.13</text:p>
          </table:table-cell>
          <table:table-cell table:style-name="ce1" table:formula="of:=POWER(1.5;[.A19])-POWER(1.5;(2*[.A19]-5))-1" office:value-type="float" office:value="0.278239798270719">
            <text:p>0.28</text:p>
          </table:table-cell>
          <table:table-cell table:formula="of:=POWER(2;[.A19])-POWER(2;(2*[.A19]-5.5))-1" office:value-type="float" office:value="1.18076758605197">
            <text:p>1.18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formula="of:=POWER(2;[.A20])-POWER(2;(2*[.A20]-5))-1" office:value-type="float" office:value="1.27282425587603">
            <text:p>1.27</text:p>
          </table:table-cell>
          <table:table-cell table:style-name="ce1" table:formula="of:=POWER(1.5;[.A20])-POWER(1.5;(2*[.A20]-5))-1" office:value-type="float" office:value="0.316116847444308">
            <text:p>0.32</text:p>
          </table:table-cell>
          <table:table-cell table:formula="of:=POWER(2;[.A20])-POWER(2;(2*[.A20]-5.5))-1" office:value-type="float" office:value="1.3283171438728">
            <text:p>1.33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table:formula="of:=POWER(2;[.A21])-POWER(2;(2*[.A21]-5))-1" office:value-type="float" office:value="1.42137818072176">
            <text:p>1.42</text:p>
          </table:table-cell>
          <table:table-cell table:style-name="ce1" table:formula="of:=POWER(1.5;[.A21])-POWER(1.5;(2*[.A21]-5))-1" office:value-type="float" office:value="0.354292795350687">
            <text:p>0.35</text:p>
          </table:table-cell>
          <table:table-cell table:formula="of:=POWER(2;[.A21])-POWER(2;(2*[.A21]-5.5))-1" office:value-type="float" office:value="1.48512276987767">
            <text:p>1.4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formula="of:=POWER(2;[.A22])-POWER(2;(2*[.A22]-5))-1" office:value-type="float" office:value="1.57842712474619">
            <text:p>1.58</text:p>
          </table:table-cell>
          <table:table-cell table:style-name="ce1" table:formula="of:=POWER(1.5;[.A22])-POWER(1.5;(2*[.A22]-5))-1" office:value-type="float" office:value="0.392672862642939">
            <text:p>0.39</text:p>
          </table:table-cell>
          <table:table-cell table:formula="of:=POWER(2;[.A22])-POWER(2;(2*[.A22]-5.5))-1" office:value-type="float" office:value="1.65165042944955">
            <text:p>1.65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table:formula="of:=POWER(2;[.A23])-POWER(2;(2*[.A23]-5))-1" office:value-type="float" office:value="1.74425854427154">
            <text:p>1.74</text:p>
          </table:table-cell>
          <table:table-cell table:style-name="ce1" table:formula="of:=POWER(1.5;[.A23])-POWER(1.5;(2*[.A23]-5))-1" office:value-type="float" office:value="0.431149297073042">
            <text:p>0.43</text:p>
          </table:table-cell>
          <table:table-cell table:formula="of:=POWER(2;[.A23])-POWER(2;(2*[.A23]-5.5))-1" office:value-type="float" office:value="1.82837003393174">
            <text:p>1.83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table:formula="of:=POWER(2;[.A24])-POWER(2;(2*[.A24]-5))-1" office:value-type="float" office:value="1.91913260773172">
            <text:p>1.92</text:p>
          </table:table-cell>
          <table:table-cell table:style-name="ce1" table:formula="of:=POWER(1.5;[.A24])-POWER(1.5;(2*[.A24]-5))-1" office:value-type="float" office:value="0.469600072126258">
            <text:p>0.47</text:p>
          </table:table-cell>
          <table:table-cell table:formula="of:=POWER(2;[.A24])-POWER(2;(2*[.A24]-5.5))-1" office:value-type="float" office:value="2.01575133754074">
            <text:p>2.02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table:formula="of:=POWER(2;[.A25])-POWER(2;(2*[.A25]-5))-1" office:value-type="float" office:value="2.1032731115569">
            <text:p>2.1</text:p>
          </table:table-cell>
          <table:table-cell table:style-name="ce1" table:formula="of:=POWER(1.5;[.A25])-POWER(1.5;(2*[.A25]-5))-1" office:value-type="float" office:value="0.507887467222425">
            <text:p>0.51</text:p>
          </table:table-cell>
          <table:table-cell table:formula="of:=POWER(2;[.A25])-POWER(2;(2*[.A25]-5.5))-1" office:value-type="float" office:value="2.21425888755042">
            <text:p>2.21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table:formula="of:=POWER(2;[.A26])-POWER(2;(2*[.A26]-5))-1" office:value-type="float" office:value="2.29685668449917">
            <text:p>2.3</text:p>
          </table:table-cell>
          <table:table-cell table:style-name="ce1" table:formula="of:=POWER(1.5;[.A26])-POWER(1.5;(2*[.A26]-5))-1" office:value-type="float" office:value="0.545856519128005">
            <text:p>0.55</text:p>
          </table:table-cell>
          <table:table-cell table:formula="of:=POWER(2;[.A26])-POWER(2;(2*[.A26]-5.5))-1" office:value-type="float" office:value="2.424345862811">
            <text:p>2.4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POWER(2;[.A27])-POWER(2;(2*[.A27]-5))-1" office:value-type="float" office:value="2.5">
            <text:p>2.5</text:p>
          </table:table-cell>
          <table:table-cell table:style-name="ce1" table:formula="of:=POWER(1.5;[.A27])-POWER(1.5;(2*[.A27]-5))-1" office:value-type="float" office:value="0.583333333333334">
            <text:p>0.58</text:p>
          </table:table-cell>
          <table:table-cell table:formula="of:=POWER(2;[.A27])-POWER(2;(2*[.A27]-5.5))-1" office:value-type="float" office:value="2.64644660940673">
            <text:p>2.65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table:formula="of:=POWER(2;[.A28])-POWER(2;(2*[.A28]-5))-1" office:value-type="float" office:value="2.71274467264665">
            <text:p>2.71</text:p>
          </table:table-cell>
          <table:table-cell table:style-name="ce1" table:formula="of:=POWER(1.5;[.A28])-POWER(1.5;(2*[.A28]-5))-1" office:value-type="float" office:value="0.620123243184458">
            <text:p>0.62</text:p>
          </table:table-cell>
          <table:table-cell table:formula="of:=POWER(2;[.A28])-POWER(2;(2*[.A28]-5.5))-1" office:value-type="float" office:value="2.88096765196705">
            <text:p>2.88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formula="of:=POWER(2;[.A29])-POWER(2;(2*[.A29]-5))-1" office:value-type="float" office:value="2.93503946460169">
            <text:p>2.94</text:p>
          </table:table-cell>
          <table:table-cell table:style-name="ce1" table:formula="of:=POWER(1.5;[.A29])-POWER(1.5;(2*[.A29]-5))-1" office:value-type="float" office:value="0.656008803511706">
            <text:p>0.66</text:p>
          </table:table-cell>
          <table:table-cell table:formula="of:=POWER(2;[.A29])-POWER(2;(2*[.A29]-5.5))-1" office:value-type="float" office:value="3.12827692421974">
            <text:p>3.13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table:formula="of:=POWER(2;[.A30])-POWER(2;(2*[.A30]-5))-1" office:value-type="float" office:value="3.16671937012447">
            <text:p>3.17</text:p>
          </table:table-cell>
          <table:table-cell table:style-name="ce1" table:formula="of:=POWER(1.5;[.A30])-POWER(1.5;(2*[.A30]-5))-1" office:value-type="float" office:value="0.690747604360731">
            <text:p>0.69</text:p>
          </table:table-cell>
          <table:table-cell table:formula="of:=POWER(2;[.A30])-POWER(2;(2*[.A30]-5.5))-1" office:value-type="float" office:value="3.38869092211152">
            <text:p>3.39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table:formula="of:=POWER(2;[.A31])-POWER(2;(2*[.A31]-5))-1" office:value-type="float" office:value="3.40748107979545">
            <text:p>3.41</text:p>
          </table:table-cell>
          <table:table-cell table:style-name="ce1" table:formula="of:=POWER(1.5;[.A31])-POWER(1.5;(2*[.A31]-5))-1" office:value-type="float" office:value="0.724069889198788">
            <text:p>0.72</text:p>
          </table:table-cell>
          <table:table-cell table:formula="of:=POWER(2;[.A31])-POWER(2;(2*[.A31]-5.5))-1" office:value-type="float" office:value="3.66245943641912">
            <text:p>3.6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formula="of:=POWER(2;[.A32])-POWER(2;(2*[.A32]-5))-1" office:value-type="float" office:value="3.65685424949238">
            <text:p>3.66</text:p>
          </table:table-cell>
          <table:table-cell table:style-name="ce1" table:formula="of:=POWER(1.5;[.A32])-POWER(1.5;(2*[.A32]-5))-1" office:value-type="float" office:value="0.755675960631075">
            <text:p>0.76</text:p>
          </table:table-cell>
          <table:table-cell table:formula="of:=POWER(2;[.A32])-POWER(2;(2*[.A32]-5.5))-1" office:value-type="float" office:value="3.94974746830583">
            <text:p>3.95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table:formula="of:=POWER(2;[.A33])-POWER(2;(2*[.A33]-5))-1" office:value-type="float" office:value="3.91416791104456">
            <text:p>3.91</text:p>
          </table:table-cell>
          <table:table-cell table:style-name="ce1" table:formula="of:=POWER(1.5;[.A33])-POWER(1.5;(2*[.A33]-5))-1" office:value-type="float" office:value="0.785233355210331">
            <text:p>0.79</text:p>
          </table:table-cell>
          <table:table-cell table:formula="of:=POWER(2;[.A33])-POWER(2;(2*[.A33]-5.5))-1" office:value-type="float" office:value="4.25061386968536">
            <text:p>4.25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formula="of:=POWER(2;[.A34])-POWER(2;(2*[.A34]-5))-1" office:value-type="float" office:value="4.17851126007699">
            <text:p>4.18</text:p>
          </table:table-cell>
          <table:table-cell table:style-name="ce1" table:formula="of:=POWER(1.5;[.A34])-POWER(1.5;(2*[.A34]-5))-1" office:value-type="float" office:value="0.812373767347828">
            <text:p>0.81</text:p>
          </table:table-cell>
          <table:table-cell table:formula="of:=POWER(2;[.A34])-POWER(2;(2*[.A34]-5.5))-1" office:value-type="float" office:value="4.56498617931308">
            <text:p>4.56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table:formula="of:=POWER(2;[.A35])-POWER(2;(2*[.A35]-5))-1" office:value-type="float" office:value="4.44868793985859">
            <text:p>4.45</text:p>
          </table:table-cell>
          <table:table-cell table:style-name="ce1" table:formula="of:=POWER(1.5;[.A35])-POWER(1.5;(2*[.A35]-5))-1" office:value-type="float" office:value="0.83668970062504">
            <text:p>0.84</text:p>
          </table:table-cell>
          <table:table-cell table:formula="of:=POWER(2;[.A35])-POWER(2;(2*[.A35]-5.5))-1" office:value-type="float" office:value="4.8926310438327">
            <text:p>4.89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table:formula="of:=POWER(2;[.A36])-POWER(2;(2*[.A36]-5))-1" office:value-type="float" office:value="4.72316280570221">
            <text:p>4.72</text:p>
          </table:table-cell>
          <table:table-cell table:style-name="ce1" table:formula="of:=POWER(1.5;[.A36])-POWER(1.5;(2*[.A36]-5))-1" office:value-type="float" office:value="0.857730822951144">
            <text:p>0.86</text:p>
          </table:table-cell>
          <table:table-cell table:formula="of:=POWER(2;[.A36])-POWER(2;(2*[.A36]-5.5))-1" office:value-type="float" office:value="5.23311951894954">
            <text:p>5.2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POWER(2;[.A37])-POWER(2;(2*[.A37]-5))-1" office:value-type="float" office:value="5">
            <text:p>5</text:p>
          </table:table-cell>
          <table:table-cell table:style-name="ce1" table:formula="of:=POWER(1.5;[.A37])-POWER(1.5;(2*[.A37]-5))-1" office:value-type="float" office:value="0.875">
            <text:p>0.88</text:p>
          </table:table-cell>
          <table:table-cell table:formula="of:=POWER(2;[.A37])-POWER(2;(2*[.A37]-5.5))-1" office:value-type="float" office:value="5.58578643762691">
            <text:p>5.59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table:formula="of:=POWER(2;[.A38])-POWER(2;(2*[.A38]-5))-1" office:value-type="float" office:value="5.27679099029628">
            <text:p>5.28</text:p>
          </table:table-cell>
          <table:table-cell table:style-name="ce1" table:formula="of:=POWER(1.5;[.A38])-POWER(1.5;(2*[.A38]-5))-1" office:value-type="float" office:value="0.887948979177838">
            <text:p>0.89</text:p>
          </table:table-cell>
          <table:table-cell table:formula="of:=POWER(2;[.A38])-POWER(2;(2*[.A38]-5.5))-1" office:value-type="float" office:value="5.94968290757787">
            <text:p>5.95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table:formula="of:=POWER(2;[.A39])-POWER(2;(2*[.A39]-5))-1" office:value-type="float" office:value="5.55057101843049">
            <text:p>5.55</text:p>
          </table:table-cell>
          <table:table-cell table:style-name="ce1" table:formula="of:=POWER(1.5;[.A39])-POWER(1.5;(2*[.A39]-5))-1" office:value-type="float" office:value="0.895973694005222">
            <text:p>0.9</text:p>
          </table:table-cell>
          <table:table-cell table:formula="of:=POWER(2;[.A39])-POWER(2;(2*[.A39]-5.5))-1" office:value-type="float" office:value="6.32352085690267">
            <text:p>6.32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table:formula="of:=POWER(2;[.A40])-POWER(2;(2*[.A40]-5))-1" office:value-type="float" office:value="5.81772217373853">
            <text:p>5.82</text:p>
          </table:table-cell>
          <table:table-cell table:style-name="ce1" table:formula="of:=POWER(1.5;[.A40])-POWER(1.5;(2*[.A40]-5))-1" office:value-type="float" office:value="0.898409156228201">
            <text:p>0.9</text:p>
          </table:table-cell>
          <table:table-cell table:formula="of:=POWER(2;[.A40])-POWER(2;(2*[.A40]-5.5))-1" office:value-type="float" office:value="6.70560838168674">
            <text:p>6.71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table:formula="of:=POWER(2;[.A41])-POWER(2;(2*[.A41]-5))-1" office:value-type="float" office:value="6.07386103299866">
            <text:p>6.07</text:p>
          </table:table-cell>
          <table:table-cell table:style-name="ce1" table:formula="of:=POWER(1.5;[.A41])-POWER(1.5;(2*[.A41]-5))-1" office:value-type="float" office:value="0.894523900186886">
            <text:p>0.89</text:p>
          </table:table-cell>
          <table:table-cell table:formula="of:=POWER(2;[.A41])-POWER(2;(2*[.A41]-5.5))-1" office:value-type="float" office:value="7.09377445949332">
            <text:p>7.0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table:formula="of:=POWER(2;[.A42])-POWER(2;(2*[.A42]-5))-1" office:value-type="float" office:value="6.31370849898476">
            <text:p>6.31</text:p>
          </table:table-cell>
          <table:table-cell table:style-name="ce1" table:formula="of:=POWER(1.5;[.A42])-POWER(1.5;(2*[.A42]-5))-1" office:value-type="float" office:value="0.883513940946613">
            <text:p>0.88</text:p>
          </table:table-cell>
          <table:table-cell table:formula="of:=POWER(2;[.A42])-POWER(2;(2*[.A42]-5.5))-1" office:value-type="float" office:value="7.48528137423857">
            <text:p>7.49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table:formula="of:=POWER(2;[.A43])-POWER(2;(2*[.A43]-5))-1" office:value-type="float" office:value="6.53093911209505">
            <text:p>6.53</text:p>
          </table:table-cell>
          <table:table-cell table:style-name="ce1" table:formula="of:=POWER(1.5;[.A43])-POWER(1.5;(2*[.A43]-5))-1" office:value-type="float" office:value="0.864496204417222">
            <text:p>0.86</text:p>
          </table:table-cell>
          <table:table-cell table:formula="of:=POWER(2;[.A43])-POWER(2;(2*[.A43]-5.5))-1" office:value-type="float" office:value="7.87672294665824">
            <text:p>7.88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table:formula="of:=POWER(2;[.A44])-POWER(2;(2*[.A44]-5))-1" office:value-type="float" office:value="6.71800669860819">
            <text:p>6.72</text:p>
          </table:table-cell>
          <table:table-cell table:style-name="ce1" table:formula="of:=POWER(1.5;[.A44])-POWER(1.5;(2*[.A44]-5))-1" office:value-type="float" office:value="0.836501384128237">
            <text:p>0.84</text:p>
          </table:table-cell>
          <table:table-cell table:formula="of:=POWER(2;[.A44])-POWER(2;(2*[.A44]-5.5))-1" office:value-type="float" office:value="8.26390637555254">
            <text:p>8.26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table:formula="of:=POWER(2;[.A45])-POWER(2;(2*[.A45]-5))-1" office:value-type="float" office:value="6.86594274669639">
            <text:p>6.87</text:p>
          </table:table-cell>
          <table:table-cell table:style-name="ce1" table:formula="of:=POWER(1.5;[.A45])-POWER(1.5;(2*[.A45]-5))-1" office:value-type="float" office:value="0.798466175468218">
            <text:p>0.8</text:p>
          </table:table-cell>
          <table:table-cell table:formula="of:=POWER(2;[.A45])-POWER(2;(2*[.A45]-5.5))-1" office:value-type="float" office:value="8.64171516259281">
            <text:p>8.64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table:formula="of:=POWER(2;[.A46])-POWER(2;(2*[.A46]-5))-1" office:value-type="float" office:value="6.96412335821993">
            <text:p>6.96</text:p>
          </table:table-cell>
          <table:table-cell table:style-name="ce1" table:formula="of:=POWER(1.5;[.A46])-POWER(1.5;(2*[.A46]-5))-1" office:value-type="float" office:value="0.749224834009772">
            <text:p>0.75</text:p>
          </table:table-cell>
          <table:table-cell table:formula="of:=POWER(2;[.A46])-POWER(2;(2*[.A46]-5.5))-1" office:value-type="float" office:value="9.00395021120925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POWER(2;[.A47])-POWER(2;(2*[.A47]-5))-1" office:value-type="float" office:value="7">
            <text:p>7</text:p>
          </table:table-cell>
          <table:table-cell table:style-name="ce1" table:formula="of:=POWER(1.5;[.A47])-POWER(1.5;(2*[.A47]-5))-1" office:value-type="float" office:value="0.6875">
            <text:p>0.69</text:p>
          </table:table-cell>
          <table:table-cell table:formula="of:=POWER(2;[.A47])-POWER(2;(2*[.A47]-5.5))-1" office:value-type="float" office:value="9.34314575050762">
            <text:p>9.34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table:formula="of:=POWER(2;[.A48])-POWER(2;(2*[.A48]-5))-1" office:value-type="float" office:value="6.95878856060441">
            <text:p>6.96</text:p>
          </table:table-cell>
          <table:table-cell table:style-name="ce1" table:formula="of:=POWER(1.5;[.A48])-POWER(1.5;(2*[.A48]-5))-1" office:value-type="float" office:value="0.611892726169346">
            <text:p>0.61</text:p>
          </table:table-cell>
          <table:table-cell table:formula="of:=POWER(2;[.A48])-POWER(2;(2*[.A48]-5.5))-1" office:value-type="float" office:value="9.65035622973081">
            <text:p>9.65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table:formula="of:=POWER(2;[.A49])-POWER(2;(2*[.A49]-5))-1" office:value-type="float" office:value="6.8231103937694">
            <text:p>6.82</text:p>
          </table:table-cell>
          <table:table-cell table:style-name="ce1" table:formula="of:=POWER(1.5;[.A49])-POWER(1.5;(2*[.A49]-5))-1" office:value-type="float" office:value="0.520871640667576">
            <text:p>0.52</text:p>
          </table:table-cell>
          <table:table-cell table:formula="of:=POWER(2;[.A49])-POWER(2;(2*[.A49]-5.5))-1" office:value-type="float" office:value="9.9149097476581">
            <text:p>9.91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table:formula="of:=POWER(2;[.A50])-POWER(2;(2*[.A50]-5))-1" office:value-type="float" office:value="6.57257808143548">
            <text:p>6.57</text:p>
          </table:table-cell>
          <table:table-cell table:style-name="ce1" table:formula="of:=POWER(1.5;[.A50])-POWER(1.5;(2*[.A50]-5))-1" office:value-type="float" office:value="0.412761171138286">
            <text:p>0.41</text:p>
          </table:table-cell>
          <table:table-cell table:formula="of:=POWER(2;[.A50])-POWER(2;(2*[.A50]-5.5))-1" office:value-type="float" office:value="10.1241229132283">
            <text:p>10.12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table:formula="of:=POWER(2;[.A51])-POWER(2;(2*[.A51]-5))-1" office:value-type="float" office:value="6.18331755962832">
            <text:p>6.18</text:p>
          </table:table-cell>
          <table:table-cell table:style-name="ce1" table:formula="of:=POWER(1.5;[.A51])-POWER(1.5;(2*[.A51]-5))-1" office:value-type="float" office:value="0.285728749654912">
            <text:p>0.29</text:p>
          </table:table-cell>
          <table:table-cell table:formula="of:=POWER(2;[.A51])-POWER(2;(2*[.A51]-5.5))-1" office:value-type="float" office:value="10.262971265607">
            <text:p>10.2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table:formula="of:=POWER(2;[.A52])-POWER(2;(2*[.A52]-5))-1" office:value-type="float" office:value="5.62741699796952">
            <text:p>5.63</text:p>
          </table:table-cell>
          <table:table-cell table:style-name="ce1" table:formula="of:=POWER(1.5;[.A52])-POWER(1.5;(2*[.A52]-5))-1" office:value-type="float" office:value="0.13777091141992">
            <text:p>0.14</text:p>
          </table:table-cell>
          <table:table-cell table:formula="of:=POWER(2;[.A52])-POWER(2;(2*[.A52]-5.5))-1" office:value-type="float" office:value="10.3137084989848">
            <text:p>10.31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table:formula="of:=POWER(2;[.A53])-POWER(2;(2*[.A53]-5))-1" office:value-type="float" office:value="4.87229138421381">
            <text:p>4.87</text:p>
          </table:table-cell>
          <table:table-cell table:style-name="ce1" table:formula="of:=POWER(1.5;[.A53])-POWER(1.5;(2*[.A53]-5))-1" office:value-type="float" office:value="-0.0333018072702824">
            <text:p>-0.03</text:p>
          </table:table-cell>
          <table:table-cell table:formula="of:=POWER(2;[.A53])-POWER(2;(2*[.A53]-5.5))-1" office:value-type="float" office:value="10.2554267224666">
            <text:p>10.2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table:formula="of:=POWER(2;[.A54])-POWER(2;(2*[.A54]-5))-1" office:value-type="float" office:value="3.87995011103322">
            <text:p>3.88</text:p>
          </table:table-cell>
          <table:table-cell table:style-name="ce1"/>
          <table:table-cell table:formula="of:=POWER(2;[.A54])-POWER(2;(2*[.A54]-5.5))-1" office:value-type="float" office:value="10.0635488188106">
            <text:p>10.06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table:formula="of:=POWER(2;[.A55])-POWER(2;(2*[.A55]-5))-1" office:value-type="float" office:value="2.6061529613096">
            <text:p>2.61</text:p>
          </table:table-cell>
          <table:table-cell table:style-name="ce1"/>
          <table:table-cell table:formula="of:=POWER(2;[.A55])-POWER(2;(2*[.A55]-5.5))-1" office:value-type="float" office:value="9.70924262489528">
            <text:p>9.71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table:formula="of:=POWER(2;[.A56])-POWER(2;(2*[.A56]-5))-1" office:value-type="float" office:value="0.999437703701858">
            <text:p>1</text:p>
          </table:table-cell>
          <table:table-cell table:style-name="ce1"/>
          <table:table-cell table:formula="of:=POWER(2;[.A56])-POWER(2;(2*[.A56]-5.5))-1" office:value-type="float" office:value="9.15874511565917">
            <text:p>9.1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POWER(2;[.A57])-POWER(2;(2*[.A57]-5))-1" office:value-type="float" office:value="-1">
            <text:p>-1</text:p>
          </table:table-cell>
          <table:table-cell/>
          <table:table-cell table:formula="of:=POWER(2;[.A57])-POWER(2;(2*[.A57]-5.5))-1" office:value-type="float" office:value="8.37258300203048">
            <text:p>8.37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table:number-columns-repeated="2"/>
          <table:table-cell table:formula="of:=POWER(2;[.A58])-POWER(2;(2*[.A58]-5.5))-1" office:value-type="float" office:value="7.30467411776185">
            <text:p>7.3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table:number-columns-repeated="2"/>
          <table:table-cell table:formula="of:=POWER(2;[.A59])-POWER(2;(2*[.A59]-5.5))-1" office:value-type="float" office:value="5.90129163072728">
            <text:p>5.9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table:number-columns-repeated="2"/>
          <table:table-cell table:formula="of:=POWER(2;[.A60])-POWER(2;(2*[.A60]-5.5))-1" office:value-type="float" office:value="4.09987042587594">
            <text:p>4.1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table:number-columns-repeated="2"/>
          <table:table-cell table:formula="of:=POWER(2;[.A61])-POWER(2;(2*[.A61]-5.5))-1" office:value-type="float" office:value="1.82763191769529">
            <text:p>1.8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table:number-columns-repeated="2"/>
          <table:table-cell table:formula="of:=POWER(2;[.A62])-POWER(2;(2*[.A62]-5.5))-1" office:value-type="float" office:value="-1">
            <text:p>-1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table:number-columns-repeated="3"/>
        </table:table-row>
        <table:table-row table:style-name="ro1">
          <table:table-cell office:value-type="float" office:value="5.7">
            <text:p>5.7</text:p>
          </table:table-cell>
          <table:table-cell table:number-columns-repeated="3"/>
        </table:table-row>
        <table:table-row table:style-name="ro1">
          <table:table-cell office:value-type="float" office:value="5.8">
            <text:p>5.8</text:p>
          </table:table-cell>
          <table:table-cell table:number-columns-repeated="3"/>
        </table:table-row>
        <table:table-row table:style-name="ro1">
          <table:table-cell office:value-type="float" office:value="5.9">
            <text:p>5.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.1">
            <text:p>6.1</text:p>
          </table:table-cell>
          <table:table-cell table:number-columns-repeated="3"/>
        </table:table-row>
        <table:table-row table:style-name="ro1">
          <table:table-cell office:value-type="float" office:value="6.2">
            <text:p>6.2</text:p>
          </table:table-cell>
          <table:table-cell table:number-columns-repeated="3"/>
        </table:table-row>
        <table:table-row table:style-name="ro1">
          <table:table-cell office:value-type="float" office:value="6.3">
            <text:p>6.3</text:p>
          </table:table-cell>
          <table:table-cell table:number-columns-repeated="3"/>
        </table:table-row>
        <table:table-row table:style-name="ro1">
          <table:table-cell office:value-type="float" office:value="6.4">
            <text:p>6.4</text:p>
          </table:table-cell>
          <table:table-cell table:number-columns-repeated="3"/>
        </table:table-row>
        <table:table-row table:style-name="ro1"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6.6">
            <text:p>6.6</text:p>
          </table:table-cell>
          <table:table-cell table:number-columns-repeated="3"/>
        </table:table-row>
        <table:table-row table:style-name="ro1">
          <table:table-cell office:value-type="float" office:value="6.7">
            <text:p>6.7</text:p>
          </table:table-cell>
          <table:table-cell table:number-columns-repeated="3"/>
        </table:table-row>
        <table:table-row table:style-name="ro1">
          <table:table-cell office:value-type="float" office:value="6.8">
            <text:p>6.8</text:p>
          </table:table-cell>
          <table:table-cell table:number-columns-repeated="3"/>
        </table:table-row>
        <table:table-row table:style-name="ro1">
          <table:table-cell office:value-type="float" office:value="6.9">
            <text:p>6.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7.09999999999999">
            <text:p>7.1</text:p>
          </table:table-cell>
          <table:table-cell table:number-columns-repeated="3"/>
        </table:table-row>
        <table:table-row table:style-name="ro1">
          <table:table-cell office:value-type="float" office:value="7.19999999999999">
            <text:p>7.2</text:p>
          </table:table-cell>
          <table:table-cell table:number-columns-repeated="3"/>
        </table:table-row>
        <table:table-row table:style-name="ro1">
          <table:table-cell office:value-type="float" office:value="7.29999999999999">
            <text:p>7.3</text:p>
          </table:table-cell>
          <table:table-cell table:number-columns-repeated="3"/>
        </table:table-row>
        <table:table-row table:style-name="ro1">
          <table:table-cell office:value-type="float" office:value="7.39999999999999">
            <text:p>7.4</text:p>
          </table:table-cell>
          <table:table-cell table:number-columns-repeated="3"/>
        </table:table-row>
        <table:table-row table:style-name="ro1">
          <table:table-cell office:value-type="float" office:value="7.49999999999999">
            <text:p>7.5</text:p>
          </table:table-cell>
          <table:table-cell table:number-columns-repeated="3"/>
        </table:table-row>
        <table:table-row table:style-name="ro1">
          <table:table-cell office:value-type="float" office:value="7.59999999999999">
            <text:p>7.6</text:p>
          </table:table-cell>
          <table:table-cell table:number-columns-repeated="3"/>
        </table:table-row>
        <table:table-row table:style-name="ro1">
          <table:table-cell office:value-type="float" office:value="7.69999999999999">
            <text:p>7.7</text:p>
          </table:table-cell>
          <table:table-cell table:number-columns-repeated="3"/>
        </table:table-row>
        <table:table-row table:style-name="ro1">
          <table:table-cell office:value-type="float" office:value="7.79999999999999">
            <text:p>7.8</text:p>
          </table:table-cell>
          <table:table-cell table:number-columns-repeated="3"/>
        </table:table-row>
        <table:table-row table:style-name="ro1">
          <table:table-cell office:value-type="float" office:value="7.89999999999999">
            <text:p>7.9</text:p>
          </table:table-cell>
          <table:table-cell table:number-columns-repeated="3"/>
        </table:table-row>
        <table:table-row table:style-name="ro1">
          <table:table-cell office:value-type="float" office:value="7.99999999999999">
            <text:p>8</text:p>
          </table:table-cell>
          <table:table-cell table:number-columns-repeated="3"/>
        </table:table-row>
        <table:table-row table:style-name="ro1">
          <table:table-cell office:value-type="float" office:value="8.09999999999999">
            <text:p>8.1</text:p>
          </table:table-cell>
          <table:table-cell table:number-columns-repeated="3"/>
        </table:table-row>
        <table:table-row table:style-name="ro1">
          <table:table-cell office:value-type="float" office:value="8.19999999999999">
            <text:p>8.2</text:p>
          </table:table-cell>
          <table:table-cell table:number-columns-repeated="3"/>
        </table:table-row>
        <table:table-row table:style-name="ro1">
          <table:table-cell office:value-type="float" office:value="8.29999999999999">
            <text:p>8.3</text:p>
          </table:table-cell>
          <table:table-cell table:number-columns-repeated="3"/>
        </table:table-row>
        <table:table-row table:style-name="ro1">
          <table:table-cell office:value-type="float" office:value="8.39999999999999">
            <text:p>8.4</text:p>
          </table:table-cell>
          <table:table-cell table:number-columns-repeated="3"/>
        </table:table-row>
        <table:table-row table:style-name="ro1">
          <table:table-cell office:value-type="float" office:value="8.49999999999999">
            <text:p>8.5</text:p>
          </table:table-cell>
          <table:table-cell table:number-columns-repeated="3"/>
        </table:table-row>
        <table:table-row table:style-name="ro1">
          <table:table-cell office:value-type="float" office:value="8.59999999999999">
            <text:p>8.6</text:p>
          </table:table-cell>
          <table:table-cell table:number-columns-repeated="3"/>
        </table:table-row>
        <table:table-row table:style-name="ro1">
          <table:table-cell office:value-type="float" office:value="8.69999999999999">
            <text:p>8.7</text:p>
          </table:table-cell>
          <table:table-cell table:number-columns-repeated="3"/>
        </table:table-row>
        <table:table-row table:style-name="ro1">
          <table:table-cell office:value-type="float" office:value="8.79999999999999">
            <text:p>8.8</text:p>
          </table:table-cell>
          <table:table-cell table:number-columns-repeated="3"/>
        </table:table-row>
        <table:table-row table:style-name="ro1">
          <table:table-cell office:value-type="float" office:value="8.89999999999999">
            <text:p>8.9</text:p>
          </table:table-cell>
          <table:table-cell table:number-columns-repeated="3"/>
        </table:table-row>
        <table:table-row table:style-name="ro1">
          <table:table-cell office:value-type="float" office:value="8.99999999999999">
            <text:p>9</text:p>
          </table:table-cell>
          <table:table-cell table:number-columns-repeated="3"/>
        </table:table-row>
        <table:table-row table:style-name="ro1">
          <table:table-cell office:value-type="float" office:value="9.09999999999999">
            <text:p>9.1</text:p>
          </table:table-cell>
          <table:table-cell table:number-columns-repeated="3"/>
        </table:table-row>
        <table:table-row table:style-name="ro1">
          <table:table-cell office:value-type="float" office:value="9.19999999999999">
            <text:p>9.2</text:p>
          </table:table-cell>
          <table:table-cell table:number-columns-repeated="3"/>
        </table:table-row>
        <table:table-row table:style-name="ro1">
          <table:table-cell office:value-type="float" office:value="9.29999999999999">
            <text:p>9.3</text:p>
          </table:table-cell>
          <table:table-cell table:number-columns-repeated="3"/>
        </table:table-row>
        <table:table-row table:style-name="ro1">
          <table:table-cell office:value-type="float" office:value="9.39999999999999">
            <text:p>9.4</text:p>
          </table:table-cell>
          <table:table-cell table:number-columns-repeated="3"/>
        </table:table-row>
        <table:table-row table:style-name="ro1">
          <table:table-cell office:value-type="float" office:value="9.49999999999999">
            <text:p>9.5</text:p>
          </table:table-cell>
          <table:table-cell table:number-columns-repeated="3"/>
        </table:table-row>
        <table:table-row table:style-name="ro1">
          <table:table-cell office:value-type="float" office:value="9.59999999999999">
            <text:p>9.6</text:p>
          </table:table-cell>
          <table:table-cell table:number-columns-repeated="3"/>
        </table:table-row>
        <table:table-row table:style-name="ro1">
          <table:table-cell office:value-type="float" office:value="9.69999999999999">
            <text:p>9.7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3">11/23/2008</text:date>, <text:time>16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4T16:05:56</meta:creation-date>
    <dc:date>2008-11-23T16:17:12</dc:date>
    <meta:editing-duration>PT00H17M57S</meta:editing-duration>
    <meta:editing-cycles>3</meta:editing-cycles>
    <meta:generator>OpenOffice.org/3.0$Linux OpenOffice.org_project/300m9$Build-9358</meta:generator>
    <meta:print-date>2008-11-23T16:17:08</meta:print-date>
    <meta:document-statistic meta:table-count="3" meta:cell-count="25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6294364929199pt" style:font-size-asian="10.6294364929199pt" style:font-size-complex="10.6294364929199pt"/>
    </style:style>
    <style:style style:name="ch3" style:family="chart">
      <style:graphic-properties draw:stroke="none" svg:stroke-color="#b3b3b3" draw:fill="none" draw:fill-color="#e6e6e6"/>
      <style:text-properties fo:font-size="6.54119157791138pt" style:font-size-asian="6.54119157791138pt" style:font-size-complex="6.5411915779113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4.795cm" svg:height="15.344cm" chart:class="chart:line" chart:style-name="ch1">
        <chart:title svg:x="10.364cm" svg:y="0.308cm" chart:style-name="ch2">
          <text:p>a^(x)-a^(2*x-b)-1</text:p>
        </chart:title>
        <chart:legend chart:legend-position="end" svg:x="21.866cm" svg:y="7.134cm" chart:style-name="ch3"/>
        <chart:plot-area chart:style-name="ch4" table:cell-range-address="Sheet1.A7:Sheet1.D62" chart:data-source-has-labels="both" svg:x="0.495cm" svg:y="1.025cm" svg:width="20.876cm" svg:height="13.705cm">
          <chart:axis chart:dimension="x" chart:name="primary-x" chart:style-name="ch5">
            <chart:categories table:cell-range-address="Sheet1.A8:Sheet1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62" chart:label-cell-address="Sheet1.B7:Sheet1.B7" chart:class="chart:line">
            <chart:data-point chart:repeated="55"/>
          </chart:series>
          <chart:series chart:style-name="ch8" chart:values-cell-range-address="Sheet1.C8:Sheet1.C62" chart:label-cell-address="Sheet1.C7:Sheet1.C7" chart:class="chart:line">
            <chart:data-point chart:repeated="55"/>
          </chart:series>
          <chart:series chart:style-name="ch9" chart:values-cell-range-address="Sheet1.D8:Sheet1.D62" chart:label-cell-address="Sheet1.D7:Sheet1.D7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:Sheet1.B7">a=2; b=5</text:p>
              </table:table-cell>
              <table:table-cell office:value-type="string">
                <text:p text:id="Sheet1.C7:Sheet1.C7">A=1.5; b=5</text:p>
              </table:table-cell>
              <table:table-cell office:value-type="string">
                <text:p text:id="Sheet1.D7:Sheet1.D7">a=2; b=5.5</text:p>
              </table:table-cell>
            </table:table-row>
          </table:table-header-rows>
          <table:table-rows>
            <table:table-row>
              <table:table-cell office:value-type="string">
                <text:p text:id="Sheet1.A8:Sheet1.A62">0.1</text:p>
              </table:table-cell>
              <table:table-cell office:value-type="float" office:value="0.0358766389426357">
                <text:p text:id="Sheet1.B8:Sheet1.B62">0.0358766389426357</text:p>
              </table:table-cell>
              <table:table-cell office:value-type="float" office:value="-0.101431353449262">
                <text:p text:id="Sheet1.C8:Sheet1.C62">-0.101431353449262</text:p>
              </table:table-cell>
              <table:table-cell office:value-type="float" office:value="0.0463905751501608">
                <text:p text:id="Sheet1.D8:Sheet1.D62">0.046390575150160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.107463732785382">
                <text:p>0.107463732785382</text:p>
              </table:table-cell>
              <table:table-cell office:value-type="float" office:value="-0.0704028325915589">
                <text:p>-0.0704028325915589</text:p>
              </table:table-cell>
              <table:table-cell office:value-type="float" office:value="0.11954107401151">
                <text:p>0.11954107401151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0.183778270641466">
                <text:p>0.183778270641466</text:p>
              </table:table-cell>
              <table:table-cell office:value-type="float" office:value="-0.0386102004280223">
                <text:p>-0.0386102004280223</text:p>
              </table:table-cell>
              <table:table-cell office:value-type="float" office:value="0.197651492640657">
                <text:p>0.197651492640657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.265098500566886">
                <text:p>0.265098500566886</text:p>
              </table:table-cell>
              <table:table-cell office:value-type="float" office:value="-0.00606575011369237">
                <text:p>-0.00606575011369237</text:p>
              </table:table-cell>
              <table:table-cell office:value-type="float" office:value="0.281034647855866">
                <text:p>0.28103464785586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351713562373095">
                <text:p>0.351713562373095</text:p>
              </table:table-cell>
              <table:table-cell office:value-type="float" office:value="0.0272140071940581">
                <text:p>0.0272140071940581</text:p>
              </table:table-cell>
              <table:table-cell office:value-type="float" office:value="0.370019388548936">
                <text:p>0.37001938854893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.443922919323084">
                <text:p>0.443922919323084</text:p>
              </table:table-cell>
              <table:table-cell office:value-type="float" office:value="0.0612078544632826">
                <text:p>0.0612078544632826</text:p>
              </table:table-cell>
              <table:table-cell office:value-type="float" office:value="0.464950791738133">
                <text:p>0.46495079173813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0.542035548289165">
                <text:p>0.542035548289165</text:p>
              </table:table-cell>
              <table:table-cell office:value-type="float" office:value="0.095889334259448">
                <text:p>0.095889334259448</text:p>
              </table:table-cell>
              <table:table-cell office:value-type="float" office:value="0.566190230741421">
                <text:p>0.56619023074142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0.646368841185348">
                <text:p>0.646368841185348</text:p>
              </table:table-cell>
              <table:table-cell office:value-type="float" office:value="0.131226163395275">
                <text:p>0.131226163395275</text:p>
              </table:table-cell>
              <table:table-cell office:value-type="float" office:value="0.67411528518373">
                <text:p>0.67411528518373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0.757247162661599">
                <text:p>0.757247162661599</text:p>
              </table:table-cell>
              <table:table-cell office:value-type="float" office:value="0.167179592230778">
                <text:p>0.167179592230778</text:p>
              </table:table-cell>
              <table:table-cell office:value-type="float" office:value="0.789119457239558">
                <text:p>0.7891194572395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911611652351681">
                <text:p>0.911611652351681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0.999959630697957">
                <text:p>0.999959630697957</text:p>
              </table:table-cell>
              <table:table-cell office:value-type="float" office:value="0.240744646744854">
                <text:p>0.240744646744854</text:p>
              </table:table-cell>
              <table:table-cell office:value-type="float" office:value="1.04201537552806">
                <text:p>1.04201537552806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.13245822114746">
                <text:p>1.13245822114746</text:p>
              </table:table-cell>
              <table:table-cell office:value-type="float" office:value="0.278239798270719">
                <text:p>0.278239798270719</text:p>
              </table:table-cell>
              <table:table-cell office:value-type="float" office:value="1.18076758605197">
                <text:p>1.18076758605197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.27282425587603">
                <text:p>1.27282425587603</text:p>
              </table:table-cell>
              <table:table-cell office:value-type="float" office:value="0.316116847444308">
                <text:p>0.316116847444308</text:p>
              </table:table-cell>
              <table:table-cell office:value-type="float" office:value="1.3283171438728">
                <text:p>1.3283171438728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.42137818072176">
                <text:p>1.42137818072176</text:p>
              </table:table-cell>
              <table:table-cell office:value-type="float" office:value="0.354292795350687">
                <text:p>0.354292795350687</text:p>
              </table:table-cell>
              <table:table-cell office:value-type="float" office:value="1.48512276987767">
                <text:p>1.48512276987767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.57842712474619">
                <text:p>1.57842712474619</text:p>
              </table:table-cell>
              <table:table-cell office:value-type="float" office:value="0.392672862642939">
                <text:p>0.392672862642939</text:p>
              </table:table-cell>
              <table:table-cell office:value-type="float" office:value="1.65165042944955">
                <text:p>1.6516504294495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.74425854427154">
                <text:p>1.74425854427154</text:p>
              </table:table-cell>
              <table:table-cell office:value-type="float" office:value="0.431149297073042">
                <text:p>0.431149297073042</text:p>
              </table:table-cell>
              <table:table-cell office:value-type="float" office:value="1.82837003393174">
                <text:p>1.82837003393174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.91913260773172">
                <text:p>1.91913260773172</text:p>
              </table:table-cell>
              <table:table-cell office:value-type="float" office:value="0.469600072126258">
                <text:p>0.469600072126258</text:p>
              </table:table-cell>
              <table:table-cell office:value-type="float" office:value="2.01575133754074">
                <text:p>2.01575133754074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.1032731115569">
                <text:p>2.1032731115569</text:p>
              </table:table-cell>
              <table:table-cell office:value-type="float" office:value="0.507887467222425">
                <text:p>0.507887467222425</text:p>
              </table:table-cell>
              <table:table-cell office:value-type="float" office:value="2.21425888755042">
                <text:p>2.2142588875504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.29685668449917">
                <text:p>2.29685668449917</text:p>
              </table:table-cell>
              <table:table-cell office:value-type="float" office:value="0.545856519128005">
                <text:p>0.545856519128005</text:p>
              </table:table-cell>
              <table:table-cell office:value-type="float" office:value="2.424345862811">
                <text:p>2.4243458628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583333333333334">
                <text:p>0.583333333333334</text:p>
              </table:table-cell>
              <table:table-cell office:value-type="float" office:value="2.64644660940673">
                <text:p>2.64644660940673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2.71274467264665">
                <text:p>2.71274467264665</text:p>
              </table:table-cell>
              <table:table-cell office:value-type="float" office:value="0.620123243184458">
                <text:p>0.620123243184458</text:p>
              </table:table-cell>
              <table:table-cell office:value-type="float" office:value="2.88096765196705">
                <text:p>2.88096765196705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2.93503946460169">
                <text:p>2.93503946460169</text:p>
              </table:table-cell>
              <table:table-cell office:value-type="float" office:value="0.656008803511706">
                <text:p>0.656008803511706</text:p>
              </table:table-cell>
              <table:table-cell office:value-type="float" office:value="3.12827692421974">
                <text:p>3.12827692421974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3.16671937012447">
                <text:p>3.16671937012447</text:p>
              </table:table-cell>
              <table:table-cell office:value-type="float" office:value="0.690747604360731">
                <text:p>0.690747604360731</text:p>
              </table:table-cell>
              <table:table-cell office:value-type="float" office:value="3.38869092211152">
                <text:p>3.38869092211152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3.40748107979545">
                <text:p>3.40748107979545</text:p>
              </table:table-cell>
              <table:table-cell office:value-type="float" office:value="0.724069889198788">
                <text:p>0.724069889198788</text:p>
              </table:table-cell>
              <table:table-cell office:value-type="float" office:value="3.66245943641912">
                <text:p>3.66245943641912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3.65685424949238">
                <text:p>3.65685424949238</text:p>
              </table:table-cell>
              <table:table-cell office:value-type="float" office:value="0.755675960631075">
                <text:p>0.755675960631075</text:p>
              </table:table-cell>
              <table:table-cell office:value-type="float" office:value="3.94974746830583">
                <text:p>3.94974746830583</text:p>
              </table:table-cell>
            </table:table-row>
            <table:table-row>
              <table:table-cell office:value-type="string">
                <text:p>2.6</text:p>
              </table:table-cell>
              <table:table-cell office:value-type="float" office:value="3.91416791104456">
                <text:p>3.91416791104456</text:p>
              </table:table-cell>
              <table:table-cell office:value-type="float" office:value="0.785233355210331">
                <text:p>0.785233355210331</text:p>
              </table:table-cell>
              <table:table-cell office:value-type="float" office:value="4.25061386968536">
                <text:p>4.25061386968536</text:p>
              </table:table-cell>
            </table:table-row>
            <table:table-row>
              <table:table-cell office:value-type="string">
                <text:p>2.7</text:p>
              </table:table-cell>
              <table:table-cell office:value-type="float" office:value="4.17851126007699">
                <text:p>4.17851126007699</text:p>
              </table:table-cell>
              <table:table-cell office:value-type="float" office:value="0.812373767347828">
                <text:p>0.812373767347828</text:p>
              </table:table-cell>
              <table:table-cell office:value-type="float" office:value="4.56498617931308">
                <text:p>4.56498617931308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4.44868793985859">
                <text:p>4.44868793985859</text:p>
              </table:table-cell>
              <table:table-cell office:value-type="float" office:value="0.83668970062504">
                <text:p>0.83668970062504</text:p>
              </table:table-cell>
              <table:table-cell office:value-type="float" office:value="4.8926310438327">
                <text:p>4.8926310438327</text:p>
              </table:table-cell>
            </table:table-row>
            <table:table-row>
              <table:table-cell office:value-type="string">
                <text:p>2.9</text:p>
              </table:table-cell>
              <table:table-cell office:value-type="float" office:value="4.72316280570221">
                <text:p>4.72316280570221</text:p>
              </table:table-cell>
              <table:table-cell office:value-type="float" office:value="0.857730822951144">
                <text:p>0.857730822951144</text:p>
              </table:table-cell>
              <table:table-cell office:value-type="float" office:value="5.23311951894954">
                <text:p>5.23311951894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75">
                <text:p>0.875</text:p>
              </table:table-cell>
              <table:table-cell office:value-type="float" office:value="5.58578643762691">
                <text:p>5.58578643762691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5.27679099029628">
                <text:p>5.27679099029628</text:p>
              </table:table-cell>
              <table:table-cell office:value-type="float" office:value="0.887948979177838">
                <text:p>0.887948979177838</text:p>
              </table:table-cell>
              <table:table-cell office:value-type="float" office:value="5.94968290757787">
                <text:p>5.94968290757787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5.55057101843049">
                <text:p>5.55057101843049</text:p>
              </table:table-cell>
              <table:table-cell office:value-type="float" office:value="0.895973694005222">
                <text:p>0.895973694005222</text:p>
              </table:table-cell>
              <table:table-cell office:value-type="float" office:value="6.32352085690267">
                <text:p>6.32352085690267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5.81772217373853">
                <text:p>5.81772217373853</text:p>
              </table:table-cell>
              <table:table-cell office:value-type="float" office:value="0.898409156228201">
                <text:p>0.898409156228201</text:p>
              </table:table-cell>
              <table:table-cell office:value-type="float" office:value="6.70560838168674">
                <text:p>6.70560838168674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6.07386103299866">
                <text:p>6.07386103299866</text:p>
              </table:table-cell>
              <table:table-cell office:value-type="float" office:value="0.894523900186886">
                <text:p>0.894523900186886</text:p>
              </table:table-cell>
              <table:table-cell office:value-type="float" office:value="7.09377445949332">
                <text:p>7.09377445949332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6.31370849898476">
                <text:p>6.31370849898476</text:p>
              </table:table-cell>
              <table:table-cell office:value-type="float" office:value="0.883513940946613">
                <text:p>0.883513940946613</text:p>
              </table:table-cell>
              <table:table-cell office:value-type="float" office:value="7.48528137423857">
                <text:p>7.48528137423857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6.53093911209505">
                <text:p>6.53093911209505</text:p>
              </table:table-cell>
              <table:table-cell office:value-type="float" office:value="0.864496204417222">
                <text:p>0.864496204417222</text:p>
              </table:table-cell>
              <table:table-cell office:value-type="float" office:value="7.87672294665824">
                <text:p>7.87672294665824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6.71800669860819">
                <text:p>6.71800669860819</text:p>
              </table:table-cell>
              <table:table-cell office:value-type="float" office:value="0.836501384128237">
                <text:p>0.836501384128237</text:p>
              </table:table-cell>
              <table:table-cell office:value-type="float" office:value="8.26390637555254">
                <text:p>8.26390637555254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6.86594274669639">
                <text:p>6.86594274669639</text:p>
              </table:table-cell>
              <table:table-cell office:value-type="float" office:value="0.798466175468218">
                <text:p>0.798466175468218</text:p>
              </table:table-cell>
              <table:table-cell office:value-type="float" office:value="8.64171516259281">
                <text:p>8.64171516259281</text:p>
              </table:table-cell>
            </table:table-row>
            <table:table-row>
              <table:table-cell office:value-type="string">
                <text:p>3.9</text:p>
              </table:table-cell>
              <table:table-cell office:value-type="float" office:value="6.96412335821993">
                <text:p>6.96412335821993</text:p>
              </table:table-cell>
              <table:table-cell office:value-type="float" office:value="0.749224834009772">
                <text:p>0.749224834009772</text:p>
              </table:table-cell>
              <table:table-cell office:value-type="float" office:value="9.00395021120925">
                <text:p>9.00395021120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6875">
                <text:p>0.6875</text:p>
              </table:table-cell>
              <table:table-cell office:value-type="float" office:value="9.34314575050762">
                <text:p>9.34314575050762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6.95878856060441">
                <text:p>6.95878856060441</text:p>
              </table:table-cell>
              <table:table-cell office:value-type="float" office:value="0.611892726169346">
                <text:p>0.611892726169346</text:p>
              </table:table-cell>
              <table:table-cell office:value-type="float" office:value="9.65035622973081">
                <text:p>9.65035622973081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6.8231103937694">
                <text:p>6.8231103937694</text:p>
              </table:table-cell>
              <table:table-cell office:value-type="float" office:value="0.520871640667576">
                <text:p>0.520871640667576</text:p>
              </table:table-cell>
              <table:table-cell office:value-type="float" office:value="9.9149097476581">
                <text:p>9.9149097476581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6.57257808143548">
                <text:p>6.57257808143548</text:p>
              </table:table-cell>
              <table:table-cell office:value-type="float" office:value="0.412761171138286">
                <text:p>0.412761171138286</text:p>
              </table:table-cell>
              <table:table-cell office:value-type="float" office:value="10.1241229132283">
                <text:p>10.1241229132283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6.18331755962832">
                <text:p>6.18331755962832</text:p>
              </table:table-cell>
              <table:table-cell office:value-type="float" office:value="0.285728749654912">
                <text:p>0.285728749654912</text:p>
              </table:table-cell>
              <table:table-cell office:value-type="float" office:value="10.262971265607">
                <text:p>10.262971265607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5.62741699796952">
                <text:p>5.62741699796952</text:p>
              </table:table-cell>
              <table:table-cell office:value-type="float" office:value="0.13777091141992">
                <text:p>0.13777091141992</text:p>
              </table:table-cell>
              <table:table-cell office:value-type="float" office:value="10.3137084989848">
                <text:p>10.3137084989848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4.87229138421381">
                <text:p>4.87229138421381</text:p>
              </table:table-cell>
              <table:table-cell office:value-type="float" office:value="-0.0333018072702824">
                <text:p>-0.0333018072702824</text:p>
              </table:table-cell>
              <table:table-cell office:value-type="float" office:value="10.2554267224666">
                <text:p>10.2554267224666</text:p>
              </table:table-cell>
            </table:table-row>
            <table:table-row>
              <table:table-cell office:value-type="string">
                <text:p>4.7</text:p>
              </table:table-cell>
              <table:table-cell office:value-type="float" office:value="3.87995011103322">
                <text:p>3.87995011103322</text:p>
              </table:table-cell>
              <table:table-cell office:value-type="float" office:value="1.#NAN">
                <text:p>1.#NAN</text:p>
              </table:table-cell>
              <table:table-cell office:value-type="float" office:value="10.0635488188106">
                <text:p>10.0635488188106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2.6061529613096">
                <text:p>2.6061529613096</text:p>
              </table:table-cell>
              <table:table-cell office:value-type="float" office:value="1.#NAN">
                <text:p>1.#NAN</text:p>
              </table:table-cell>
              <table:table-cell office:value-type="float" office:value="9.70924262489528">
                <text:p>9.70924262489528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0.999437703701858">
                <text:p>0.999437703701858</text:p>
              </table:table-cell>
              <table:table-cell office:value-type="float" office:value="1.#NAN">
                <text:p>1.#NAN</text:p>
              </table:table-cell>
              <table:table-cell office:value-type="float" office:value="9.15874511565917">
                <text:p>9.15874511565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.#NAN">
                <text:p>1.#NAN</text:p>
              </table:table-cell>
              <table:table-cell office:value-type="float" office:value="8.37258300203048">
                <text:p>8.37258300203048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.30467411776185">
                <text:p>7.30467411776185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.90129163072728">
                <text:p>5.90129163072728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09987042587594">
                <text:p>4.09987042587594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82763191769529">
                <text:p>1.82763191769529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